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JP" svg:font-family="'Noto Sans JP'" style:font-family-generic="system" style:font-pitch="variable"/>
    <style:font-face style:name="Noto Serif JP" svg:font-family="'Noto Serif JP'" style:font-family-generic="system" style:font-pitch="variable"/>
    <style:font-face style:name="OpenSymbol" svg:font-family="OpenSymbol" style:font-charset="x-symbol"/>
    <style:font-face style:name="ＭＳ ゴシック" svg:font-family="'ＭＳ ゴシック'" style:font-family-generic="modern" style:font-pitch="fixed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Text_20_body" style:list-style-name="L8"/>
    <style:style style:name="P9" style:family="paragraph" style:parent-style-name="Text_20_body" style:list-style-name="L9"/>
    <style:style style:name="P10" style:family="paragraph" style:parent-style-name="Text_20_body" style:list-style-name="L10"/>
    <style:style style:name="P11" style:family="paragraph" style:parent-style-name="Text_20_body" style:list-style-name="L11"/>
    <style:style style:name="P12" style:family="paragraph" style:parent-style-name="Text_20_body" style:list-style-name="L12"/>
    <style:style style:name="P13" style:family="paragraph" style:parent-style-name="Text_20_body" style:list-style-name="L13"/>
    <style:style style:name="P14" style:family="paragraph" style:parent-style-name="Text_20_body" style:list-style-name="L14"/>
    <style:style style:name="P15" style:family="paragraph" style:parent-style-name="Text_20_body" style:list-style-name="L15"/>
    <style:style style:name="P16" style:family="paragraph" style:parent-style-name="Text_20_body" style:list-style-name="L16"/>
    <style:style style:name="P17" style:family="paragraph" style:parent-style-name="Text_20_body" style:list-style-name="L17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おすすめの実装順</text:h>
      <text:h text:style-name="Heading_20_3" text:outline-level="3">1. <text:span text:style-name="Source_20_Text">/reservation</text:span> を完成させる</text:h>
      <text:p text:style-name="Text_20_body">ここでは予約案内ページを完成形に近づけます。</text:p>
      <text:p text:style-name="Text_20_body">やること</text:p>
      <text:list text:style-name="L1">
        <text:list-item>
          <text:p text:style-name="P1">header</text:p>
        </text:list-item>
        <text:list-item>
          <text:p text:style-name="P1">breadcrumb</text:p>
        </text:list-item>
        <text:list-item>
          <text:p text:style-name="P1">タイトル</text:p>
        </text:list-item>
        <text:list-item>
          <text:p text:style-name="P1">開催情報カード</text:p>
        </text:list-item>
        <text:list-item>
          <text:p text:style-name="P1">注意事項</text:p>
        </text:list-item>
        <text:list-item>
          <text:p text:style-name="P1">店舗情報</text:p>
        </text:list-item>
        <text:list-item>
          <text:p text:style-name="P1">アクセス</text:p>
        </text:list-item>
        <text:list-item>
          <text:p text:style-name="P1">フォームへの導線ボタン</text:p>
        </text:list-item>
      </text:list>
      <text:p text:style-name="Text_20_body">この段階では、<text:span text:style-name="Strong_20_Emphasis">デザインと情報整理を固めることが目的</text:span>です。</text:p>
      <text:p text:style-name="Horizontal_20_Line"/>
      <text:h text:style-name="Heading_20_3" text:outline-level="3">2. <text:span text:style-name="Source_20_Text">/reservation/form</text:span> を完成させる</text:h>
      <text:p text:style-name="Text_20_body">ここではフォームページ全体のレイアウトを先に作ります。</text:p>
      <text:p text:style-name="Text_20_body">やること</text:p>
      <text:list text:style-name="L2">
        <text:list-item>
          <text:p text:style-name="P2">header</text:p>
        </text:list-item>
        <text:list-item>
          <text:p text:style-name="P2">breadcrumb</text:p>
        </text:list-item>
        <text:list-item>
          <text:p text:style-name="P2">タイトル</text:p>
        </text:list-item>
        <text:list-item>
          <text:p text:style-name="P2">カレンダーエリア</text:p>
        </text:list-item>
        <text:list-item>
          <text:p text:style-name="P2">時間選択</text:p>
        </text:list-item>
        <text:list-item>
          <text:p text:style-name="P2">人数</text:p>
        </text:list-item>
        <text:list-item>
          <text:p text:style-name="P2">氏名</text:p>
        </text:list-item>
        <text:list-item>
          <text:p text:style-name="P2">フリガナ</text:p>
        </text:list-item>
        <text:list-item>
          <text:p text:style-name="P2">メール</text:p>
        </text:list-item>
        <text:list-item>
          <text:p text:style-name="P2">電話番号</text:p>
        </text:list-item>
        <text:list-item>
          <text:p text:style-name="P2">備考</text:p>
        </text:list-item>
        <text:list-item>
          <text:p text:style-name="P2">同意チェック</text:p>
        </text:list-item>
        <text:list-item>
          <text:p text:style-name="P2"><text:soft-page-break/>送信ボタン</text:p>
        </text:list-item>
      </text:list>
      <text:p text:style-name="Text_20_body">この時点では、<text:line-break/><text:span text:style-name="Strong_20_Emphasis">まだ本物の予約処理は作らなくてOK</text:span>です。<text:line-break/>まずは「フォームの見た目と項目配置」を完成させます。</text:p>
      <text:p text:style-name="Horizontal_20_Line"/>
      <text:h text:style-name="Heading_20_3" text:outline-level="3">3. カレンダー部分を“仮の操作付きUI”にする</text:h>
      <text:p text:style-name="Text_20_body">ここで初めて、画像ではなく最低限のクリック動作を入れます。</text:p>
      <text:p text:style-name="Text_20_body">やること</text:p>
      <text:list text:style-name="L3">
        <text:list-item>
          <text:p text:style-name="P3">カレンダー内の <text:span text:style-name="Source_20_Text">○</text:span> と <text:span text:style-name="Source_20_Text">△</text:span> の日だけ押せるようにする</text:p>
        </text:list-item>
        <text:list-item>
          <text:p text:style-name="P3">押したら <text:span text:style-name="Source_20_Text">/reservation/form</text:span> に遷移する</text:p>
        </text:list-item>
        <text:list-item>
          <text:p text:style-name="P3">遷移時に選択日を渡す</text:p>
        </text:list-item>
      </text:list>
      <text:p text:style-name="Text_20_body">例</text:p>
      <text:list text:style-name="L4">
        <text:list-item>
          <text:p text:style-name="P4"><text:span text:style-name="Source_20_Text">/reservation/form?date=2026-04-02</text:span></text:p>
        </text:list-item>
      </text:list>
      <text:p text:style-name="Text_20_body">この段階ではまだ管理画面なしで大丈夫です。<text:line-break/>まずは**「押したらフォームへ行ける」導線を完成**させます。</text:p>
      <text:p text:style-name="Horizontal_20_Line"/>
      <text:h text:style-name="Heading_20_3" text:outline-level="3">4. フォームに選択日を反映させる</text:h>
      <text:p text:style-name="Text_20_body">次に、カレンダーから渡された日付をフォームに反映します。</text:p>
      <text:p text:style-name="Text_20_body">やること</text:p>
      <text:list text:style-name="L5">
        <text:list-item>
          <text:p text:style-name="P5">URLパラメータの日付を読む</text:p>
        </text:list-item>
        <text:list-item>
          <text:p text:style-name="P5">フォームの「希望日」に初期値として表示する</text:p>
        </text:list-item>
        <text:list-item>
          <text:p text:style-name="P5"><text:span text:style-name="Source_20_Text">×</text:span> や <text:span text:style-name="Source_20_Text">―</text:span> は押せないようにする</text:p>
        </text:list-item>
      </text:list>
      <text:p text:style-name="Text_20_body">ここまで来ると、ユーザー体験としてかなり自然になります。</text:p>
      <text:p text:style-name="Horizontal_20_Line"/>
      <text:h text:style-name="Heading_20_3" text:outline-level="3">5. フォーム送信機能を作る</text:h>
      <text:p text:style-name="Text_20_body">次に予約フォームを実際に送信できるようにします。</text:p>
      <text:p text:style-name="Text_20_body">やること</text:p>
      <text:list text:style-name="L6">
        <text:list-item>
          <text:p text:style-name="P6">バリデーション</text:p>
        </text:list-item>
        <text:list-item>
          <text:p text:style-name="P6">必須項目チェック</text:p>
        </text:list-item>
        <text:list-item>
          <text:p text:style-name="P6">送信確認</text:p>
        </text:list-item>
        <text:list-item>
          <text:p text:style-name="P6"><text:soft-page-break/>完了画面</text:p>
        </text:list-item>
        <text:list-item>
          <text:p text:style-name="P6">必要ならメール送信</text:p>
        </text:list-item>
      </text:list>
      <text:p text:style-name="Text_20_body">この段階では、まだ在庫連携や管理画面がなくても進められます。</text:p>
      <text:p text:style-name="Horizontal_20_Line"/>
      <text:h text:style-name="Heading_20_3" text:outline-level="3">6. カレンダーデータを“外出し”する</text:h>
      <text:p text:style-name="Text_20_body">ここが管理画面への橋渡しです。</text:p>
      <text:p text:style-name="Text_20_body">最初はHTML直書きでもいいですが、管理画面を作る前に、<text:line-break/><text:span text:style-name="Strong_20_Emphasis">カレンダーの状態をコード外から読める形</text:span>に寄せるのがおすすめです。</text:p>
      <text:p text:style-name="Text_20_body">たとえば持つ情報はこんな感じです。</text:p>
      <text:list text:style-name="L7">
        <text:list-item>
          <text:p text:style-name="P7">日付</text:p>
        </text:list-item>
        <text:list-item>
          <text:p text:style-name="P7">ステータス（○ / △ / × / ―）</text:p>
        </text:list-item>
        <text:list-item>
          <text:p text:style-name="P7">必要なら時間枠ごとの状態</text:p>
        </text:list-item>
      </text:list>
      <text:p text:style-name="Text_20_body">この段階で、表示ロジックを</text:p>
      <text:list text:style-name="L8">
        <text:list-item>
          <text:p text:style-name="P8">ハードコード<text:line-break/>から</text:p>
        </text:list-item>
        <text:list-item>
          <text:p text:style-name="P8">データ駆動<text:line-break/>へ寄せます。</text:p>
        </text:list-item>
      </text:list>
      <text:p text:style-name="Horizontal_20_Line"/>
      <text:h text:style-name="Heading_20_3" text:outline-level="3">7. 管理画面を作る</text:h>
      <text:p text:style-name="Text_20_body">ここで初めて管理画面です。</text:p>
      <text:p text:style-name="Text_20_body">やること</text:p>
      <text:list text:style-name="L9">
        <text:list-item>
          <text:p text:style-name="P9">日付ごとの状態を編集</text:p>
        </text:list-item>
        <text:list-item>
          <text:p text:style-name="P9"><text:span text:style-name="Source_20_Text">○ / △ / × / ―</text:span> を切り替え</text:p>
        </text:list-item>
        <text:list-item>
          <text:p text:style-name="P9">必要なら時間枠ごとの在庫も編集</text:p>
        </text:list-item>
        <text:list-item>
          <text:p text:style-name="P9">保存内容をカレンダーへ反映</text:p>
        </text:list-item>
      </text:list>
      <text:p text:style-name="Text_20_body">この順番がいい理由は、<text:span text:style-name="Strong_20_Emphasis">管理画面は「何を管理するか」が固まってから作るべき</text:span>だからです。<text:line-break/>先に作ると、表示仕様が変わるたびに管理画面も作り直しになります。</text:p>
      <text:p text:style-name="Horizontal_20_Line"/>
      <text:h text:style-name="Heading_20_2" text:outline-level="2">あなたのやりたいことに対応した最適順</text:h>
      <text:p text:style-name="Text_20_body">やりたいことはこの3つでした。</text:p>
      <text:list text:style-name="L10">
        <text:list-item>
          <text:p text:style-name="P10"><text:soft-page-break/>カレンダーにある〇や△を押したら予約フォームに行ける形をつくる</text:p>
        </text:list-item>
        <text:list-item>
          <text:p text:style-name="P10">予約フォームを作る</text:p>
        </text:list-item>
        <text:list-item>
          <text:p text:style-name="P10">管理画面を作る</text:p>
        </text:list-item>
      </text:list>
      <text:p text:style-name="Text_20_body">これを効率よく並べると、こうです。</text:p>
      <text:h text:style-name="Heading_20_3" text:outline-level="3">推奨順</text:h>
      <text:list text:style-name="L11">
        <text:list-item>
          <text:p text:style-name="P11">予約ページを完成させる</text:p>
        </text:list-item>
        <text:list-item>
          <text:p text:style-name="P11">予約フォームページを完成させる</text:p>
        </text:list-item>
        <text:list-item>
          <text:p text:style-name="P11">カレンダーを仮実装する</text:p>
        </text:list-item>
        <text:list-item>
          <text:p text:style-name="P11"><text:span text:style-name="Source_20_Text">○</text:span> と <text:span text:style-name="Source_20_Text">△</text:span> だけフォームへ遷移できるようにする</text:p>
        </text:list-item>
        <text:list-item>
          <text:p text:style-name="P11">フォーム送信機能を作る</text:p>
        </text:list-item>
        <text:list-item>
          <text:p text:style-name="P11">カレンダー表示をデータ化する</text:p>
        </text:list-item>
        <text:list-item>
          <text:p text:style-name="P11">管理画面を作る</text:p>
        </text:list-item>
      </text:list>
      <text:p text:style-name="Horizontal_20_Line"/>
      <text:h text:style-name="Heading_20_2" text:outline-level="2">一番避けたい順番</text:h>
      <text:p text:style-name="Text_20_body">これは非推奨です。</text:p>
      <text:list text:style-name="L12">
        <text:list-item>
          <text:p text:style-name="P12">先に管理画面を作る</text:p>
        </text:list-item>
        <text:list-item>
          <text:p text:style-name="P12">そのあとカレンダーを作る</text:p>
        </text:list-item>
        <text:list-item>
          <text:p text:style-name="P12">最後にフォームを作る</text:p>
        </text:list-item>
      </text:list>
      <text:p text:style-name="Text_20_body">この順だと、</text:p>
      <text:list text:style-name="L13">
        <text:list-item>
          <text:p text:style-name="P13">管理項目が固まっていない</text:p>
        </text:list-item>
        <text:list-item>
          <text:p text:style-name="P13">カレンダー仕様が変わる</text:p>
        </text:list-item>
        <text:list-item>
          <text:p text:style-name="P13">フォーム項目とも噛み合わない</text:p>
        </text:list-item>
      </text:list>
      <text:p text:style-name="Text_20_body">ので、手戻りがかなり増えます。</text:p>
      <text:p text:style-name="Horizontal_20_Line"/>
      <text:h text:style-name="Heading_20_2" text:outline-level="2">現実的な開発フェーズに分けるとこうです</text:h>
      <text:h text:style-name="Heading_20_3" text:outline-level="3">フェーズ1：見た目完成</text:h>
      <text:list text:style-name="L14">
        <text:list-item>
          <text:p text:style-name="P14"><text:span text:style-name="Source_20_Text">/reservation</text:span></text:p>
        </text:list-item>
        <text:list-item>
          <text:p text:style-name="P14"><text:span text:style-name="Source_20_Text">/reservation/form</text:span></text:p>
        </text:list-item>
        <text:list-item>
          <text:p text:style-name="P14"><text:soft-page-break/>カレンダーは画像またはダミー</text:p>
        </text:list-item>
      </text:list>
      <text:h text:style-name="Heading_20_3" text:outline-level="3">フェーズ2：最低限の導線</text:h>
      <text:list text:style-name="L15">
        <text:list-item>
          <text:p text:style-name="P15">カレンダーの日付クリック</text:p>
        </text:list-item>
        <text:list-item>
          <text:p text:style-name="P15">フォームへの遷移</text:p>
        </text:list-item>
        <text:list-item>
          <text:p text:style-name="P15">日付の引き継ぎ</text:p>
        </text:list-item>
      </text:list>
      <text:h text:style-name="Heading_20_3" text:outline-level="3">フェーズ3：予約機能</text:h>
      <text:list text:style-name="L16">
        <text:list-item>
          <text:p text:style-name="P16">入力</text:p>
        </text:list-item>
        <text:list-item>
          <text:p text:style-name="P16">確認</text:p>
        </text:list-item>
        <text:list-item>
          <text:p text:style-name="P16">送信</text:p>
        </text:list-item>
        <text:list-item>
          <text:p text:style-name="P16">完了</text:p>
        </text:list-item>
      </text:list>
      <text:h text:style-name="Heading_20_3" text:outline-level="3">フェーズ4：運用機能</text:h>
      <text:list text:style-name="L17">
        <text:list-item>
          <text:p text:style-name="P17">カレンダーデータ管理</text:p>
        </text:list-item>
        <text:list-item>
          <text:p text:style-name="P17">管理画面</text:p>
        </text:list-item>
        <text:list-item>
          <text:p text:style-name="P17">在庫調整</text:p>
        </text:list-item>
      </text:list>
      <text:p text:style-name="Horizontal_20_Line"/>
      <text:h text:style-name="Heading_20_2" text:outline-level="2">結論</text:h>
      <text:p text:style-name="Text_20_body">今後の流れとして一番おすすめなのは、これです。</text:p>
      <text:p text:style-name="Text_20_body"><text:span text:style-name="Strong_20_Emphasis">① 予約ページを完成させる<text:line-break/>② 予約フォームページを完成させる<text:line-break/>③ カレンダーを静的に実装する<text:line-break/>④ </text:span><text:span text:style-name="Strong_20_Emphasis"><text:span text:style-name="Source_20_Text">○</text:span></text:span><text:span text:style-name="Strong_20_Emphasis"> と </text:span><text:span text:style-name="Strong_20_Emphasis"><text:span text:style-name="Source_20_Text">△</text:span></text:span><text:span text:style-name="Strong_20_Emphasis"> からフォームへ遷移できるようにする<text:line-break/>⑤ フォーム送信機能を作る<text:line-break/>⑥ カレンダー表示データを外出しする<text:line-break/>⑦ 最後に管理画面を作る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JP" svg:font-family="'Noto Sans JP'" style:font-family-generic="system" style:font-pitch="variable"/>
    <style:font-face style:name="Noto Serif JP" svg:font-family="'Noto Serif JP'" style:font-family-generic="system" style:font-pitch="variable"/>
    <style:font-face style:name="OpenSymbol" svg:font-family="OpenSymbol" style:font-charset="x-symbol"/>
    <style:font-face style:name="ＭＳ ゴシック" svg:font-family="'ＭＳ ゴシック'" style:font-family-generic="modern" style:font-pitch="fixed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JP" style:font-size-asian="10.5pt" style:language-asian="ja" style:country-asian="JP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JP" style:font-size-asian="10.5pt" style:language-asian="ja" style:country-asian="JP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JP" style:font-family-asian="'Noto Sans JP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JP" style:font-family-asian="'Noto Serif JP'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JP" style:font-family-asian="'Noto Serif JP'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ＭＳ ゴシック" style:font-family-asian="'ＭＳ ゴシック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3-17T15:57:22.984402400</meta:creation-date>
    <dc:date>2026-03-17T15:58:32.817809500</dc:date>
    <meta:editing-duration>PT1M10S</meta:editing-duration>
    <meta:editing-cycles>1</meta:editing-cycles>
    <meta:document-statistic meta:table-count="0" meta:image-count="0" meta:object-count="0" meta:page-count="5" meta:paragraph-count="118" meta:word-count="1553" meta:character-count="1764" meta:non-whitespace-character-count="1707"/>
    <meta:generator>LibreOffice/25.8.4.2$Windows_X86_64 LibreOffice_project/290daaa01b999472f0c7a3890eb6a550fd74c6df</meta:generator>
  </office:meta>
</office:document-meta>
</file>